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4000000FEC1D38DE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svg:stroke-color="#008080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1cm" svg:stroke-color="#800000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55cm" fo:min-width="0.962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draw:fill="solid" draw:fill-color="#ff996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cm" svg:stroke-color="#b3b300" draw:marker-start-width="0.2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b3b300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svg:stroke-width="0.1cm" svg:stroke-color="#b3b300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420e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stroke="dash" draw:stroke-dash="Fine_20_Dotted" svg:stroke-width="0.1cm" svg:stroke-color="#0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stroke-dash="Fine_20_Dotted" svg:stroke-color="#008080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.55cm" fo:min-width="0cm"/>
    </style:style>
    <style:style style:name="gr25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.722cm" fo:min-width="0cm"/>
    </style:style>
    <style:style style:name="gr26" style:family="graphic" style:parent-style-name="standard">
      <style:graphic-properties draw:stroke="solid" draw:stroke-dash="Fine_20_Dotted" svg:stroke-color="#333333" draw:fill="solid" draw:fill-color="#ffcc99" draw:textarea-horizontal-align="justify" draw:textarea-vertical-align="middle" draw:auto-grow-height="false"/>
    </style:style>
    <style:style style:name="gr27" style:family="graphic" style:parent-style-name="standard">
      <style:graphic-properties draw:stroke="solid" draw:stroke-dash="Fine_20_Dotted" svg:stroke-color="#333333" draw:fill="solid" draw:fill-color="#ff808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otted" svg:stroke-color="#ff00ff" draw:marker-start="Arrow" draw:marker-start-width="0.3cm" draw:marker-end="Arrow" draw:marker-end-width="0.3cm" draw:textarea-vertical-align="middle"/>
    </style:style>
    <style:style style:name="gr29" style:family="graphic" style:parent-style-name="standard">
      <style:graphic-properties draw:stroke="none" draw:stroke-dash="Fine_20_Dotted" svg:stroke-color="#008080" draw:fill="solid" draw:fill-color="#579d1c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stroke-dash="Fine_20_Dotted" svg:stroke-color="#008080" draw:fill="solid" draw:fill-color="#314004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stroke-dash="Fine_20_Dotted" svg:stroke-color="#000000" draw:fill="solid" draw:fill-color="#ffffff" draw:textarea-horizontal-align="left" draw:auto-grow-height="true" draw:auto-grow-width="false" fo:min-height="0cm" fo:min-width="0cm"/>
    </style:style>
    <style:style style:name="gr32" style:family="graphic" style:parent-style-name="standard">
      <style:graphic-properties draw:stroke="none" draw:stroke-dash="Fine_20_Dotted" svg:stroke-color="#008080" draw:fill="solid" draw:fill-color="#579d1c" draw:textarea-horizontal-align="justify" draw:textarea-vertical-align="middle" draw:auto-grow-height="false"/>
    </style:style>
    <style:style style:name="gr33" style:family="graphic" style:parent-style-name="objectwithoutfill">
      <style:graphic-properties draw:stroke="solid" draw:stroke-dash="Fine_20_Dotted" svg:stroke-color="#008080" draw:marker-end="Arrow" draw:marker-end-width="0.3cm" draw:fill="none" draw:textarea-vertical-align="middle"/>
    </style:style>
    <style:style style:name="gr34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.95cm" fo:min-width="0cm"/>
    </style:style>
    <style:style style:name="gr35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.45cm" fo:min-width="0cm"/>
    </style:style>
    <style:style style:name="gr36" style:family="graphic" style:parent-style-name="objectwithoutfill">
      <style:graphic-properties draw:stroke="solid" draw:stroke-dash="Fine_20_Dotted" svg:stroke-color="#ff0000"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objectwithoutfill">
      <style:graphic-properties draw:stroke="solid" draw:stroke-dash="Fine_20_Dotted" svg:stroke-color="#dc23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color="#006b6b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color="#7e0021" fo:font-size="10.5pt" style:font-size-asian="10.5pt" style:font-size-complex="10.5pt"/>
    </style:style>
    <style:style style:name="P8" style:family="paragraph">
      <style:text-properties fo:color="#7e0021"/>
    </style:style>
    <style:style style:name="P9" style:family="paragraph">
      <style:text-properties fo:color="#c5000b" fo:font-size="14pt" style:font-size-asian="14pt" style:font-size-complex="14pt"/>
    </style:style>
    <style:style style:name="P10" style:family="paragraph">
      <style:paragraph-properties fo:text-align="center"/>
      <style:text-properties fo:color="#c5000b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2300dc" fo:font-size="16pt" fo:text-shadow="none" style:font-size-asian="16pt" style:font-size-complex="16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color="#000000" fo:font-size="16pt" style:font-size-asian="16pt" style:font-size-complex="16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text-properties fo:color="#000000" fo:text-shadow="none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text-properties fo:color="#198a8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6b6b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7e0021" fo:font-size="10.5pt" style:font-size-asian="10.5pt" style:font-size-complex="10.5pt"/>
    </style:style>
    <style:style style:name="T6" style:family="text">
      <style:text-properties fo:color="#c5000b" fo:font-size="14pt" style:font-size-asian="14pt" style:font-size-complex="1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2300dc" fo:font-size="16pt" fo:text-shadow="none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000000" fo:text-shadow="non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198a8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10.069cm" svg:y1="5.1cm" svg:x2="10.069cm" svg:y2="19.1cm">
          <text:p/>
        </draw:line>
        <draw:frame draw:style-name="gr2" xml:id="id1" draw:id="id1" draw:layer="layout" svg:width="1.872cm" svg:height="1.172cm" svg:x="1.097cm" svg:y="4.6cm">
          <draw:text-box>
            <text:p>用户</text:p>
          </draw:text-box>
        </draw:frame>
        <draw:custom-shape draw:style-name="gr3" draw:text-style-name="P1" xml:id="id2" draw:id="id2" draw:layer="layout" svg:width="3.8cm" svg:height="1.4cm" svg:x="5.169cm" svg:y="8cm">
          <text:p text:style-name="P1">信息源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033cm" svg:y1="5.772cm" svg:x2="5.169cm" svg:y2="8.7cm" draw:start-shape="id1" draw:start-glue-point="2" draw:end-shape="id2" draw:end-glue-point="3" svg:d="M2033 5772v2928h3136" svg:viewBox="0 0 3137 2929">
          <text:p/>
        </draw:connector>
        <draw:custom-shape draw:style-name="gr3" draw:text-style-name="P1" xml:id="id3" draw:id="id3" draw:layer="layout" svg:width="3.8cm" svg:height="1.5cm" svg:x="5.169cm" svg:y="11.7cm">
          <text:p text:style-name="P1">版块、配置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033cm" svg:y1="5.772cm" svg:x2="5.169cm" svg:y2="12.45cm" draw:start-shape="id1" draw:start-glue-point="2" draw:end-shape="id3" draw:end-glue-point="3" svg:d="M2033 5772v6678h3136" svg:viewBox="0 0 3137 6679">
          <text:p/>
        </draw:connector>
        <draw:frame draw:style-name="gr5" draw:text-style-name="P3" draw:layer="layout" svg:width="1.593cm" svg:height="0.99cm" svg:x="2.902cm" svg:y="7.7cm">
          <draw:text-box>
            <text:p><text:span text:style-name="T1">定义</text:span></text:p>
          </draw:text-box>
        </draw:frame>
        <draw:frame draw:style-name="gr2" draw:text-style-name="P4" draw:layer="layout" svg:width="1.66cm" svg:height="1.041cm" svg:x="2.709cm" svg:y="11.459cm">
          <draw:text-box>
            <text:p><text:span text:style-name="T2">设置</text:span></text:p>
          </draw:text-box>
        </draw:frame>
        <draw:custom-shape draw:style-name="gr6" draw:text-style-name="P1" xml:id="id4" draw:id="id4" draw:layer="layout" svg:width="3.2cm" svg:height="1.5cm" svg:x="13.1cm" svg:y="8cm"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8.969cm" svg:y1="8.7cm" svg:x2="13.1cm" svg:y2="8.75cm" draw:start-shape="id2" draw:start-glue-point="1" draw:end-shape="id4" draw:end-glue-point="3" svg:d="M8969 8700l4131 50" svg:viewBox="0 0 4132 51">
          <text:p/>
        </draw:connector>
        <draw:frame draw:style-name="gr2" draw:text-style-name="P4" draw:layer="layout" svg:width="2.719cm" svg:height="1.041cm" svg:x="10.081cm" svg:y="7.6cm">
          <draw:text-box>
            <text:p><text:span text:style-name="T2">驱动工作</text:span></text:p>
          </draw:text-box>
        </draw:frame>
        <draw:custom-shape draw:style-name="gr8" draw:text-style-name="P1" xml:id="id5" draw:id="id5" draw:layer="layout" svg:width="2.3cm" svg:height="2.3cm" svg:x="13.569cm" svg:y="12.1cm">
          <text:p text:style-name="P1">数据库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" draw:layer="layout" draw:type="line" svg:x1="14.7cm" svg:y1="9.5cm" svg:x2="14.719cm" svg:y2="12.1cm" draw:start-shape="id4" draw:start-glue-point="2" draw:end-shape="id5" draw:end-glue-point="5" svg:d="M14700 9500l19 2600" svg:viewBox="0 0 20 2601">
          <text:p/>
        </draw:connector>
        <draw:frame draw:style-name="gr2" draw:text-style-name="P4" draw:layer="layout" svg:width="4.306cm" svg:height="1.731cm" svg:x="14.894cm" svg:y="10cm">
          <draw:text-box>
            <text:p><text:span text:style-name="T2">获取、处理信息</text:span></text:p>
            <text:p><text:span text:style-name="T2">后存入数据库</text:span></text:p>
          </draw:text-box>
        </draw:frame>
        <draw:custom-shape draw:style-name="gr10" draw:text-style-name="P1" xml:id="id6" draw:id="id6" draw:layer="layout" svg:width="3.7cm" svg:height="1.8cm" svg:x="12.869cm" svg:y="16.4cm">
          <text:p text:style-name="P1">Web显示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8.969cm" svg:y1="12.45cm" svg:x2="14.719cm" svg:y2="16.4cm" draw:start-shape="id3" draw:start-glue-point="1" draw:end-shape="id6" draw:end-glue-point="0" svg:d="M8969 12450l5750 3950" svg:viewBox="0 0 5751 3951">
          <text:p/>
        </draw:connector>
        <draw:connector draw:style-name="gr4" draw:text-style-name="P1" draw:layer="layout" svg:x1="2.033cm" svg:y1="5.772cm" svg:x2="12.869cm" svg:y2="17.3cm" draw:start-shape="id1" draw:start-glue-point="2" draw:end-shape="id6" draw:end-glue-point="3" svg:d="M2033 5772v11528h10836" svg:viewBox="0 0 10837 11529">
          <text:p/>
        </draw:connector>
        <draw:frame draw:style-name="gr11" draw:text-style-name="P4" draw:layer="layout" svg:width="1.7cm" svg:height="1.041cm" svg:x="2.769cm" svg:y="16.3cm">
          <draw:text-box>
            <text:p><text:span text:style-name="T2">浏览</text:span></text:p>
          </draw:text-box>
        </draw:frame>
        <draw:frame draw:style-name="gr2" draw:text-style-name="P5" draw:layer="layout" svg:width="5.682cm" svg:height="1.172cm" svg:x="7.3cm" svg:y="4.028cm">
          <draw:text-box>
            <text:p><text:span text:style-name="T3">用户、程序分界线</text:span></text:p>
          </draw:text-box>
        </draw:frame>
        <draw:frame draw:style-name="gr2" draw:layer="layout" svg:width="16.597cm" svg:height="7.631cm" svg:x="2.2cm" svg:y="20.16cm">
          <draw:text-box>
            <text:p>程序自带了两个常用worker：</text:p>
            <text:p>1、rss_atom，处理RSS、ATOM订阅，常用于博客。</text:p>
            <text:p>2、html_re，用正则表达式从网页中提取数据。</text:p>
            <text:p>用户也可以自己写worker，比如写个检测剩余存储空间</text:p>
            <text:p>的worker。</text:p>
            <text:p/>
            <text:p>定义html_re信息源时要用到正则表达式，这也许是日常</text:p>
            <text:p>使用中最大的难点。</text:p>
            <text:p>如果正则表达式熟练的话，一般可以在几分钟内搞定。</text:p>
          </draw:text-box>
        </draw:frame>
        <draw:frame draw:style-name="gr2" draw:text-style-name="P6" draw:layer="layout" svg:width="5.682cm" svg:height="1.469cm" svg:x="7.3cm" svg:y="1.7cm">
          <draw:text-box>
            <text:p><text:span text:style-name="T4">整体工作框架</text:span></text:p>
          </draw:text-box>
        </draw:frame>
        <draw:connector draw:style-name="gr12" draw:text-style-name="P1" draw:layer="layout" draw:type="line" svg:x1="14.719cm" svg:y1="16.4cm" svg:x2="14.719cm" svg:y2="14.4cm" draw:start-shape="id6" draw:start-glue-point="0" draw:end-shape="id5" draw:end-glue-point="7" svg:d="M14719 16400v-2000" svg:viewBox="0 0 1 2001">
          <text:p/>
        </draw:connector>
        <draw:frame draw:style-name="gr13" draw:text-style-name="P7" draw:layer="layout" svg:width="4.938cm" svg:height="0.729cm" svg:x="4.7cm" svg:y="9.5cm">
          <draw:text-box>
            <text:p><text:span text:style-name="T5">一个信息源是一个</text:span><text:span text:style-name="T5">xml</text:span><text:span text:style-name="T5">文件</text:span></text:p>
          </draw:text-box>
        </draw:frame>
        <draw:frame draw:style-name="gr13" draw:text-style-name="P8" draw:layer="layout" svg:width="4.354cm" svg:height="0.729cm" svg:x="12.6cm" svg:y="7.071cm">
          <draw:text-box>
            <text:p><text:span text:style-name="T5">一个</text:span><text:span text:style-name="T5">worker</text:span><text:span text:style-name="T5">是一个函数</text:span></text:p>
          </draw:text-box>
        </draw:frame>
        <draw:frame draw:style-name="gr13" draw:text-style-name="P7" draw:layer="layout" svg:width="4.747cm" svg:height="1.207cm" svg:x="4.753cm" svg:y="13.4cm">
          <draw:text-box>
            <text:p><text:span text:style-name="T5">一个用户对应一个</text:span><text:span text:style-name="T5">txt</text:span><text:span text:style-name="T5">文件</text:span></text:p>
            <text:p><text:span text:style-name="T5">全局设置是</text:span><text:span text:style-name="T5">config.ini</text:span><text:span text:style-name="T5">文件</text:span></text:p>
          </draw:text-box>
        </draw:frame>
      </draw:page>
      <draw:page draw:name="page2" draw:style-name="dp1" draw:master-page-name="默认">
        <draw:custom-shape draw:style-name="gr14" draw:text-style-name="P1" draw:layer="layout" svg:width="2.6cm" svg:height="0.9cm" svg:x="3.8cm" svg:y="4.847cm">
          <text:p text:style-name="P1">cfg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1cm" svg:height="0.9cm" svg:x="6.7cm" svg:y="6.547cm">
          <text:p text:style-name="P1">config.ini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1.3cm" svg:y="3.147cm">
          <text:p text:style-name="P1">Infopi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.6cm" svg:y1="4.047cm" svg:x2="2.6cm" svg:y2="26.847cm">
          <text:p/>
        </draw:line>
        <draw:line draw:style-name="gr16" draw:text-style-name="P1" draw:layer="layout" svg:x1="3.8cm" svg:y1="5.347cm" svg:x2="2.6cm" svg:y2="5.347cm">
          <text:p/>
        </draw:line>
        <draw:line draw:style-name="gr16" draw:text-style-name="P1" draw:layer="layout" svg:x1="5.1cm" svg:y1="5.747cm" svg:x2="5.1cm" svg:y2="15.147cm">
          <text:p/>
        </draw:line>
        <draw:line draw:style-name="gr16" draw:text-style-name="P1" draw:layer="layout" svg:x1="6.7cm" svg:y1="7.047cm" svg:x2="5.1cm" svg:y2="7.047cm">
          <text:p/>
        </draw:line>
        <draw:custom-shape draw:style-name="gr15" draw:text-style-name="P1" draw:layer="layout" svg:width="3.1cm" svg:height="0.9cm" svg:x="6.7cm" svg:y="7.847cm">
          <text:p text:style-name="P1">user1.tx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6.7cm" svg:y1="8.347cm" svg:x2="5.1cm" svg:y2="8.347cm">
          <text:p/>
        </draw:line>
        <draw:custom-shape draw:style-name="gr14" draw:text-style-name="P1" draw:layer="layout" svg:width="2.6cm" svg:height="0.9cm" svg:x="6.3cm" svg:y="10.747cm">
          <text:p text:style-name="P1">park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6.3cm" svg:y1="11.247cm" svg:x2="5.1cm" svg:y2="11.247cm">
          <text:p/>
        </draw:line>
        <draw:custom-shape draw:style-name="gr14" draw:text-style-name="P1" draw:layer="layout" svg:width="2.6cm" svg:height="0.9cm" svg:x="6.3cm" svg:y="14.647cm">
          <text:p text:style-name="P1">history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6.3cm" svg:y1="15.147cm" svg:x2="5.1cm" svg:y2="15.147cm">
          <text:p/>
        </draw:line>
        <draw:custom-shape draw:style-name="gr15" draw:text-style-name="P1" draw:layer="layout" svg:width="3.1cm" svg:height="0.9cm" svg:x="9.2cm" svg:y="11.947cm">
          <text:p text:style-name="P1">aaa.xml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2cm" svg:y1="12.447cm" svg:x2="7.6cm" svg:y2="12.447cm">
          <text:p/>
        </draw:line>
        <draw:custom-shape draw:style-name="gr15" draw:text-style-name="P1" draw:layer="layout" svg:width="3.1cm" svg:height="0.9cm" svg:x="9.2cm" svg:y="13.147cm">
          <text:p text:style-name="P1">bbb.xml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2cm" svg:y1="13.647cm" svg:x2="7.6cm" svg:y2="13.647cm">
          <text:p/>
        </draw:line>
        <draw:line draw:style-name="gr16" draw:text-style-name="P1" draw:layer="layout" svg:x1="7.6cm" svg:y1="11.647cm" svg:x2="7.6cm" svg:y2="13.647cm">
          <text:p/>
        </draw:line>
        <draw:custom-shape draw:style-name="gr15" draw:text-style-name="P1" draw:layer="layout" svg:width="3.1cm" svg:height="0.9cm" svg:x="6.7cm" svg:y="9.147cm">
          <text:p text:style-name="P1">user2.tx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6.7cm" svg:y1="9.647cm" svg:x2="5.1cm" svg:y2="9.647cm">
          <text:p/>
        </draw:line>
        <draw:custom-shape draw:style-name="gr15" draw:text-style-name="P1" draw:layer="layout" svg:width="3.1cm" svg:height="0.9cm" svg:x="9.2cm" svg:y="15.947cm">
          <text:p text:style-name="P1">ccc.xml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2cm" svg:y1="16.447cm" svg:x2="7.6cm" svg:y2="16.447cm">
          <text:p/>
        </draw:line>
        <draw:custom-shape draw:style-name="gr15" draw:text-style-name="P1" draw:layer="layout" svg:width="3.1cm" svg:height="0.9cm" svg:x="9.2cm" svg:y="17.147cm">
          <text:p text:style-name="P1">ddd.xml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2cm" svg:y1="17.647cm" svg:x2="7.6cm" svg:y2="17.647cm">
          <text:p/>
        </draw:line>
        <draw:line draw:style-name="gr16" draw:text-style-name="P1" draw:layer="layout" svg:x1="7.6cm" svg:y1="15.547cm" svg:x2="7.6cm" svg:y2="18.947cm">
          <text:p/>
        </draw:line>
        <draw:custom-shape draw:style-name="gr15" draw:text-style-name="P1" draw:layer="layout" svg:width="3.1cm" svg:height="0.9cm" svg:x="9.2cm" svg:y="18.447cm">
          <text:p text:style-name="P1">eee.xml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2cm" svg:y1="18.947cm" svg:x2="7.6cm" svg:y2="18.947cm">
          <text:p/>
        </draw:line>
        <draw:custom-shape draw:style-name="gr14" draw:text-style-name="P1" draw:layer="layout" svg:width="3.1cm" svg:height="0.9cm" svg:x="3.8cm" svg:y="20.547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3.8cm" svg:y1="21.047cm" svg:x2="2.6cm" svg:y2="21.047cm">
          <text:p/>
        </draw:line>
        <draw:custom-shape draw:style-name="gr14" draw:text-style-name="P1" draw:layer="layout" svg:width="3.2cm" svg:height="0.9cm" svg:x="3.8cm" svg:y="22.447cm">
          <text:p text:style-name="P1">documen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3.8cm" svg:y1="22.947cm" svg:x2="2.6cm" svg:y2="22.947cm">
          <text:p/>
        </draw:line>
        <draw:custom-shape draw:style-name="gr14" draw:text-style-name="P1" draw:layer="layout" svg:width="1.7cm" svg:height="0.9cm" svg:x="3.8cm" svg:y="24.247cm">
          <text:p text:style-name="P1">src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3.8cm" svg:y1="24.747cm" svg:x2="2.6cm" svg:y2="24.747cm">
          <text:p/>
        </draw:line>
        <draw:custom-shape draw:style-name="gr14" draw:text-style-name="P1" draw:layer="layout" svg:width="1.7cm" svg:height="0.9cm" svg:x="3.8cm" svg:y="26.347cm">
          <text:p text:style-name="P1">temp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3.8cm" svg:y1="26.847cm" svg:x2="2.6cm" svg:y2="26.847cm">
          <text:p/>
        </draw:line>
        <draw:frame draw:style-name="gr13" draw:text-style-name="P9" draw:layer="layout" svg:width="1.988cm" svg:height="0.89cm" svg:x="4.312cm" svg:y="3.147cm">
          <draw:text-box>
            <text:p><text:span text:style-name="T6">根目录</text:span></text:p>
          </draw:text-box>
        </draw:frame>
        <draw:frame draw:style-name="gr13" draw:text-style-name="P9" draw:layer="layout" svg:width="11.776cm" svg:height="1.529cm" svg:x="7.7cm" svg:y="4.771cm">
          <draw:text-box>
            <text:p><text:span text:style-name="T6">配置目录，备份时打包这个目录即可。</text:span></text:p>
            <text:p><text:span text:style-name="T6">上传这个目录的</text:span><text:span text:style-name="T6">zip</text:span><text:span text:style-name="T6">压缩包，即可更新服务器设置。</text:span></text:p>
          </draw:text-box>
        </draw:frame>
        <draw:frame draw:style-name="gr13" draw:text-style-name="P9" draw:layer="layout" svg:width="3.474cm" svg:height="0.89cm" svg:x="11.026cm" svg:y="6.61cm">
          <draw:text-box>
            <text:p><text:span text:style-name="T6">全局设置文件</text:span></text:p>
          </draw:text-box>
        </draw:frame>
        <draw:frame draw:style-name="gr13" draw:text-style-name="P9" draw:layer="layout" svg:width="6.214cm" svg:height="0.89cm" svg:x="11.486cm" svg:y="8.51cm">
          <draw:text-box>
            <text:p><text:span text:style-name="T6">一个用户对应一个</text:span><text:span text:style-name="T6">txt</text:span><text:span text:style-name="T6">文件</text:span></text:p>
          </draw:text-box>
        </draw:frame>
        <draw:frame draw:style-name="gr13" draw:text-style-name="P9" draw:layer="layout" svg:width="3.484cm" svg:height="1.529cm" svg:x="15.3cm" svg:y="16.671cm">
          <draw:text-box>
            <text:p><text:span text:style-name="T6">一个</text:span><text:span text:style-name="T6">xml</text:span><text:span text:style-name="T6">文件</text:span></text:p>
            <text:p><text:span text:style-name="T6">是一个信息源</text:span></text:p>
          </draw:text-box>
        </draw:frame>
        <draw:line draw:style-name="gr17" draw:text-style-name="P10" draw:layer="layout" svg:x1="11.5cm" svg:y1="8.947cm" svg:x2="9.8cm" svg:y2="8.247cm">
          <text:p/>
        </draw:line>
        <draw:line draw:style-name="gr17" draw:text-style-name="P10" draw:layer="layout" svg:x1="11.5cm" svg:y1="9.047cm" svg:x2="9.8cm" svg:y2="9.647cm">
          <text:p/>
        </draw:line>
        <draw:line draw:style-name="gr17" draw:text-style-name="P10" draw:layer="layout" svg:x1="11.1cm" svg:y1="7.147cm" svg:x2="9.8cm" svg:y2="7.047cm">
          <text:p/>
        </draw:line>
        <draw:line draw:style-name="gr17" draw:text-style-name="P10" draw:layer="layout" svg:x1="15.2cm" svg:y1="17.347cm" svg:x2="12.3cm" svg:y2="12.347cm">
          <text:p/>
        </draw:line>
        <draw:line draw:style-name="gr17" draw:text-style-name="P10" draw:layer="layout" svg:x1="15.2cm" svg:y1="17.347cm" svg:x2="12.3cm" svg:y2="13.547cm">
          <text:p/>
        </draw:line>
        <draw:line draw:style-name="gr17" draw:text-style-name="P10" draw:layer="layout" svg:x1="15.1cm" svg:y1="17.347cm" svg:x2="12.3cm" svg:y2="16.447cm">
          <text:p/>
        </draw:line>
        <draw:line draw:style-name="gr17" draw:text-style-name="P10" draw:layer="layout" svg:x1="15.2cm" svg:y1="17.347cm" svg:x2="12.3cm" svg:y2="17.647cm">
          <text:p/>
        </draw:line>
        <draw:line draw:style-name="gr17" draw:text-style-name="P10" draw:layer="layout" svg:x1="15.2cm" svg:y1="17.347cm" svg:x2="12.3cm" svg:y2="18.947cm">
          <text:p/>
        </draw:line>
        <draw:frame draw:style-name="gr13" draw:text-style-name="P9" draw:layer="layout" svg:width="7.128cm" svg:height="4.724cm" svg:x="12.964cm" svg:y="9.584cm">
          <draw:text-box>
            <text:p><text:span text:style-name="T6">信息源的分类组织目录，信息</text:span></text:p>
            <text:p><text:span text:style-name="T6">源必须放在</text:span><text:span text:style-name="T6">cfg</text:span><text:span text:style-name="T6">目录下的一级</text:span></text:p>
            <text:p><text:span text:style-name="T6">子目录里，否则是无效的。</text:span></text:p>
            <text:p><text:span text:style-name="T6">信息源</text:span><text:span text:style-name="T6">id</text:span><text:span text:style-name="T6">由一级子目录名、冒</text:span></text:p>
            <text:p><text:span text:style-name="T6">号、文件名</text:span><text:span text:style-name="T6">(</text:span><text:span text:style-name="T6">不包括后缀</text:span><text:span text:style-name="T6">.xml)</text:span></text:p>
            <text:p><text:span text:style-name="T6">组成，如</text:span><text:span text:style-name="T6">park:bbb</text:span><text:span text:style-name="T6">就是这个信</text:span></text:p>
            <text:p><text:span text:style-name="T6">息源的</text:span><text:span text:style-name="T6">id</text:span><text:span text:style-name="T6">。</text:span></text:p>
          </draw:text-box>
        </draw:frame>
        <draw:line draw:style-name="gr17" draw:text-style-name="P10" draw:layer="layout" svg:x1="13.1cm" svg:y1="11.347cm" svg:x2="8.9cm" svg:y2="11.247cm">
          <text:p/>
        </draw:line>
        <draw:line draw:style-name="gr17" draw:text-style-name="P10" draw:layer="layout" svg:x1="13.1cm" svg:y1="11.347cm" svg:x2="8.9cm" svg:y2="15.147cm">
          <text:p/>
        </draw:line>
        <draw:line draw:style-name="gr17" draw:text-style-name="P10" draw:layer="layout" svg:x1="7.8cm" svg:y1="5.5cm" svg:x2="6.4cm" svg:y2="5.347cm">
          <text:p/>
        </draw:line>
        <draw:frame draw:style-name="gr18" draw:text-style-name="P9" draw:layer="layout" svg:width="8.9cm" svg:height="0.89cm" svg:x="8.5cm" svg:y="20.557cm">
          <draw:text-box>
            <text:p><text:span text:style-name="T6">数据库目录，迁移时可备份此目录。</text:span></text:p>
          </draw:text-box>
        </draw:frame>
        <draw:line draw:style-name="gr17" draw:text-style-name="P10" draw:layer="layout" svg:x1="8.526cm" svg:y1="21.057cm" svg:x2="6.9cm" svg:y2="21.047cm">
          <text:p/>
        </draw:line>
        <draw:frame draw:style-name="gr18" draw:text-style-name="P9" draw:layer="layout" svg:width="3cm" svg:height="0.89cm" svg:x="8.5cm" svg:y="22.547cm">
          <draw:text-box>
            <text:p><text:span text:style-name="T6">文档目录</text:span></text:p>
          </draw:text-box>
        </draw:frame>
        <draw:line draw:style-name="gr17" draw:text-style-name="P10" draw:layer="layout" svg:x1="8.626cm" svg:y1="22.957cm" svg:x2="7cm" svg:y2="22.947cm">
          <text:p/>
        </draw:line>
        <draw:frame draw:style-name="gr18" draw:text-style-name="P9" draw:layer="layout" svg:width="12.5cm" svg:height="0.89cm" svg:x="7.1cm" svg:y="26.4cm">
          <draw:text-box>
            <text:p><text:span text:style-name="T6">临时目录。在运行时临时存放上传、下载的文件。</text:span></text:p>
          </draw:text-box>
        </draw:frame>
        <draw:line draw:style-name="gr17" draw:text-style-name="P10" draw:layer="layout" svg:x1="7.126cm" svg:y1="26.867cm" svg:x2="5.5cm" svg:y2="26.857cm">
          <text:p/>
        </draw:line>
        <draw:frame draw:style-name="gr18" draw:text-style-name="P9" draw:layer="layout" svg:width="7.1cm" svg:height="0.89cm" svg:x="7.1cm" svg:y="24.257cm">
          <draw:text-box>
            <text:p><text:span text:style-name="T6">程序目录。包括网页模板。</text:span></text:p>
          </draw:text-box>
        </draw:frame>
        <draw:line draw:style-name="gr17" draw:text-style-name="P10" draw:layer="layout" svg:x1="7.226cm" svg:y1="24.757cm" svg:x2="5.6cm" svg:y2="24.747cm">
          <text:p/>
        </draw:line>
        <draw:frame draw:style-name="gr13" draw:text-style-name="P11" draw:layer="layout" svg:width="5.582cm" svg:height="1.347cm" svg:x="7.6cm" svg:y="1cm">
          <draw:text-box>
            <text:p><text:span text:style-name="T7">目录组织结构</text:span></text:p>
          </draw:text-box>
        </draw:frame>
        <draw:frame draw:style-name="gr19" draw:text-style-name="P12" draw:layer="layout" svg:width="9.511cm" svg:height="2.435cm" svg:x="8.725cm" svg:y="2.365cm">
          <draw:text-box>
            <text:p><text:span text:style-name="T8">请确保此目录下的文件为</text:span><text:span text:style-name="T8">utf-8</text:span><text:span text:style-name="T8">编码</text:span></text:p>
            <text:p><text:span text:style-name="T8">（有没有</text:span><text:span text:style-name="T8">BOM</text:span><text:span text:style-name="T8">无所谓）。文件目录</text:span></text:p>
            <text:p><text:span text:style-name="T8">名最好皆为小写，以便跨平台使用。</text:span></text:p>
          </draw:text-box>
        </draw:frame>
        <draw:line draw:style-name="gr17" draw:text-style-name="P1" draw:layer="layout" svg:x1="8.7cm" svg:y1="3.7cm" svg:x2="6.4cm" svg:y2="5.3cm">
          <text:p/>
        </draw:line>
      </draw:page>
      <draw:page draw:name="page3" draw:style-name="dp1" draw:master-page-name="默认">
        <draw:frame draw:style-name="gr20" draw:text-style-name="P1" draw:layer="layout" svg:width="10.583cm" svg:height="5.375cm" svg:x="9.217cm" svg:y="5.2cm">
          <draw:image xlink:href="Pictures/10000201000001F4000000FEC1D38DE7.png" xlink:type="simple" xlink:show="embed" xlink:actuate="onLoad">
            <text:p/>
          </draw:image>
        </draw:frame>
        <draw:frame draw:style-name="gr13" draw:text-style-name="P13" draw:layer="layout" svg:width="8.249cm" svg:height="1.25cm" svg:x="6.551cm" svg:y="1.45cm">
          <draw:text-box>
            <text:p><text:span text:style-name="T9">信息源文件的总体结构</text:span></text:p>
          </draw:text-box>
        </draw:frame>
        <draw:frame draw:style-name="gr13" draw:text-style-name="P14" draw:layer="layout" svg:width="12.347cm" svg:height="0.979cm" svg:x="3.9cm" svg:y="2.821cm">
          <draw:text-box>
            <text:p><text:span text:style-name="T10">一个</text:span><text:span text:style-name="T10">xml</text:span><text:span text:style-name="T10">文件定义一个信息源，总体结构如下：</text:span></text:p>
          </draw:text-box>
        </draw:frame>
        <draw:frame draw:style-name="gr21" draw:text-style-name="P14" draw:layer="layout" svg:width="5.569cm" svg:height="2.435cm" svg:x="1.731cm" svg:y="4.065cm">
          <draw:text-box>
            <text:p><text:span text:style-name="T10">这三项是基本说明，</text:span></text:p>
            <text:p><text:span text:style-name="T10">name</text:span><text:span text:style-name="T10">会作为信息的</text:span></text:p>
            <text:p><text:span text:style-name="T10">默认作者</text:span><text:span text:style-name="T10">/</text:span><text:span text:style-name="T10">出处。</text:span></text:p>
          </draw:text-box>
        </draw:frame>
        <draw:line draw:style-name="gr17" draw:text-style-name="P1" draw:layer="layout" svg:x1="7.317cm" svg:y1="5.275cm" svg:x2="9.917cm" svg:y2="5.975cm">
          <text:p/>
        </draw:line>
        <draw:line draw:style-name="gr17" draw:text-style-name="P1" draw:layer="layout" svg:x1="7.317cm" svg:y1="5.275cm" svg:x2="10.017cm" svg:y2="7.075cm">
          <text:p/>
        </draw:line>
        <draw:line draw:style-name="gr17" draw:text-style-name="P1" draw:layer="layout" svg:x1="7.317cm" svg:y1="5.275cm" svg:x2="10.017cm" svg:y2="6.575cm">
          <text:p/>
        </draw:line>
        <draw:frame draw:style-name="gr21" draw:text-style-name="P14" draw:layer="layout" svg:width="3.458cm" svg:height="0.979cm" svg:x="3.217cm" svg:y="6.796cm">
          <draw:text-box>
            <text:p><text:span text:style-name="T10">指定</text:span><text:span text:style-name="T10">worker</text:span></text:p>
          </draw:text-box>
        </draw:frame>
        <draw:line draw:style-name="gr17" draw:text-style-name="P1" draw:layer="layout" svg:x1="6.7cm" svg:y1="7.3cm" svg:x2="9.917cm" svg:y2="8.275cm">
          <text:p/>
        </draw:line>
        <draw:frame draw:style-name="gr21" draw:text-style-name="P14" draw:layer="layout" svg:width="7.821cm" svg:height="2.435cm" svg:x="1.175cm" svg:y="8.1cm">
          <draw:text-box>
            <text:p><text:span text:style-name="T10">驱动</text:span><text:span text:style-name="T10">worker</text:span><text:span text:style-name="T10">运行的数据。</text:span></text:p>
            <text:p><text:span text:style-name="T10">（如果</text:span><text:span text:style-name="T10">worker</text:span><text:span text:style-name="T10">不需要数据驱</text:span></text:p>
            <text:p><text:span text:style-name="T10">动就能工作，这项可以没有）</text:span></text:p>
          </draw:text-box>
        </draw:frame>
        <draw:line draw:style-name="gr17" draw:text-style-name="P1" draw:layer="layout" svg:x1="9cm" svg:y1="9.3cm" svg:x2="10.017cm" svg:y2="8.875cm">
          <text:p/>
        </draw:line>
        <draw:frame draw:style-name="gr21" draw:text-style-name="P14" draw:layer="layout" svg:width="6.132cm" svg:height="2.435cm" svg:x="4.8cm" svg:y="11.365cm">
          <draw:text-box>
            <text:p><text:span text:style-name="T10">回调函数（可选）。</text:span></text:p>
            <text:p><text:span text:style-name="T10">一段</text:span><text:span text:style-name="T10">Python</text:span><text:span text:style-name="T10">代码，对</text:span></text:p>
            <text:p><text:span text:style-name="T10">每条信息进行后处理。</text:span></text:p>
          </draw:text-box>
        </draw:frame>
        <draw:line draw:style-name="gr17" draw:text-style-name="P1" draw:layer="layout" svg:x1="7.7cm" svg:y1="11.4cm" svg:x2="10.117cm" svg:y2="9.475cm">
          <text:p/>
        </draw:line>
      </draw:page>
      <draw:page draw:name="page4" draw:style-name="dp1" draw:master-page-name="默认">
        <draw:frame draw:style-name="gr13" draw:text-style-name="P6" draw:layer="layout" svg:width="5.582cm" svg:height="1.369cm" svg:x="1.7cm" svg:y="1.631cm">
          <draw:text-box>
            <text:p><text:span text:style-name="T4">程序开发框架</text:span></text:p>
          </draw:text-box>
        </draw:frame>
        <draw:line draw:style-name="gr22" draw:text-style-name="P1" draw:layer="layout" svg:x1="10.3cm" svg:y1="4.9cm" svg:x2="10.3cm" svg:y2="24.8cm">
          <text:p/>
        </draw:line>
        <draw:custom-shape draw:style-name="gr23" draw:text-style-name="P15" xml:id="id13" draw:id="id13" draw:layer="layout" svg:width="7.3cm" svg:height="1.6cm" svg:x="6.8cm" svg:y="6cm">
          <text:p text:style-name="P1"><text:span text:style-name="T11">进程间消息队列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layer="layout" svg:width="3.205cm" svg:height="1.072cm" svg:x="3.6cm" svg:y="4.828cm">
          <draw:text-box>
            <text:p>Web进程</text:p>
          </draw:text-box>
        </draw:frame>
        <draw:frame draw:style-name="gr25" draw:layer="layout" svg:width="3.042cm" svg:height="1.072cm" svg:x="13.7cm" svg:y="4.828cm">
          <draw:text-box>
            <text:p>后端进程</text:p>
          </draw:text-box>
        </draw:frame>
        <draw:custom-shape draw:style-name="gr23" draw:text-style-name="P16" xml:id="id11" draw:id="id11" draw:layer="layout" svg:width="7.3cm" svg:height="1.6cm" svg:x="6.5cm" svg:y="7.8cm">
          <text:p text:style-name="P1"><text:span text:style-name="T10">进程间消息队列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xml:id="id12" draw:id="id12" draw:layer="layout" svg:width="3cm" svg:height="2.7cm" svg:x="6.1cm" svg:y="12.9cm">
          <text:p text:style-name="P1">Web</text:p>
          <text:p text:style-name="P1">事件处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" draw:layer="layout" svg:width="3cm" svg:height="2.9cm" svg:x="1.6cm" svg:y="17.2cm">
          <text:p text:style-name="P1">sqlite3</text:p>
          <text:p text:style-name="P1">数据库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1" draw:layer="layout" svg:width="3cm" svg:height="2.7cm" svg:x="1.7cm" svg:y="12.9cm">
          <text:p text:style-name="P1">内部</text:p>
          <text:p text:style-name="P1">数据结构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" draw:layer="layout" svg:x1="4.6cm" svg:y1="14.3cm" svg:x2="6.2cm" svg:y2="14.3cm">
          <text:p/>
        </draw:line>
        <draw:line draw:style-name="gr28" draw:text-style-name="P1" draw:layer="layout" svg:x1="3.1cm" svg:y1="15.6cm" svg:x2="3.1cm" svg:y2="17.3cm">
          <text:p/>
        </draw:line>
        <draw:custom-shape draw:style-name="gr29" draw:text-style-name="P1" xml:id="id8" draw:id="id8" draw:layer="layout" svg:width="2.2cm" svg:height="14.8cm" svg:x="13.072cm" svg:y="11.9cm">
          <text:p text:style-name="P1">主</text:p>
          <text:p text:style-name="P1">控</text:p>
          <text:p text:style-name="P1">线</text:p>
          <text:p text:style-name="P1">程</text:p>
          <draw:enhanced-geometry svg:viewBox="0 0 21600 21600" draw:text-areas="?f0 0 ?f2 ?f5" draw:type="down-arrow" draw:modifiers="18675.6570215025 4602.635165833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" xml:id="id9" draw:id="id9" draw:layer="layout" svg:width="0.8cm" svg:height="4.3cm" svg:x="15.772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" xml:id="id10" draw:id="id10" draw:layer="layout" svg:width="1.3cm" svg:height="10.4cm" svg:x="18.272cm" svg:y="13.3cm">
          <text:p/>
          <draw:enhanced-geometry svg:viewBox="0 0 21600 21600" draw:text-areas="?f0 0 ?f2 ?f5" draw:type="down-arrow" draw:modifiers="18740.2963498374 7222.136817832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" xml:id="id7" draw:id="id7" draw:layer="layout" svg:width="0.8cm" svg:height="6cm" svg:x="17.172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17" draw:layer="layout" svg:width="3.1cm" svg:height="1.072cm" svg:x="15.772cm" svg:y="12.2cm">
          <draw:text-box>
            <text:p><text:span text:style-name="T12">任务线程</text:span></text:p>
          </draw:text-box>
        </draw:frame>
        <draw:custom-shape draw:style-name="gr32" draw:text-style-name="P1" draw:layer="layout" svg:width="5.9cm" svg:height="0.3cm" svg:x="13.6cm" svg:y="11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draw:type="line" svg:x1="17.572cm" svg:y1="19.2cm" svg:x2="15.272cm" svg:y2="19.3cm" draw:start-shape="id7" draw:start-glue-point="2" draw:end-shape="id8" draw:end-glue-point="1" svg:d="M17572 19200l-2300 100" svg:viewBox="0 0 2301 101">
          <text:p/>
        </draw:connector>
        <draw:connector draw:style-name="gr33" draw:text-style-name="P1" draw:layer="layout" draw:type="line" svg:x1="16.172cm" svg:y1="17.5cm" svg:x2="15.272cm" svg:y2="19.3cm" draw:start-shape="id9" draw:start-glue-point="2" draw:end-shape="id8" draw:end-glue-point="1" svg:d="M16172 17500l-900 1800" svg:viewBox="0 0 901 1801">
          <text:p/>
        </draw:connector>
        <draw:connector draw:style-name="gr33" draw:text-style-name="P1" draw:layer="layout" draw:type="line" svg:x1="18.922cm" svg:y1="23.7cm" svg:x2="15.272cm" svg:y2="19.3cm" draw:start-shape="id10" draw:start-glue-point="2" draw:end-shape="id8" draw:end-glue-point="1" svg:d="M18922 23700l-3650-4400" svg:viewBox="0 0 3651 4401">
          <text:p/>
        </draw:connector>
        <draw:connector draw:style-name="gr33" draw:text-style-name="P1" draw:layer="layout" draw:line-skew="0cm -0.35cm 0.6cm" svg:x1="13.072cm" svg:y1="19.3cm" svg:x2="13.8cm" svg:y2="8.6cm" draw:start-shape="id8" draw:start-glue-point="3" draw:end-shape="id11" draw:end-glue-point="1" svg:d="M13072 19300h-500v-9000h2328v-1700h-1100" svg:viewBox="0 0 2329 10701">
          <text:p/>
        </draw:connector>
        <draw:frame draw:style-name="gr34" draw:text-style-name="P18" draw:layer="layout" svg:width="2.195cm" svg:height="1.361cm" svg:x="10.405cm" svg:y="14.4cm">
          <draw:text-box>
            <text:p><text:span text:style-name="T13">获取的信</text:span></text:p>
            <text:p><text:span text:style-name="T13">息、指令</text:span></text:p>
          </draw:text-box>
        </draw:frame>
        <draw:frame draw:style-name="gr34" draw:text-style-name="P18" draw:layer="layout" svg:width="1.772cm" svg:height="1.361cm" svg:x="15.5cm" svg:y="18.539cm">
          <draw:text-box>
            <text:p><text:span text:style-name="T13">获取的</text:span></text:p>
            <text:p><text:span text:style-name="T13">信息</text:span></text:p>
          </draw:text-box>
        </draw:frame>
        <draw:connector draw:style-name="gr33" draw:text-style-name="P1" draw:layer="layout" draw:line-skew="-0.399cm" svg:x1="6.5cm" svg:y1="8.6cm" svg:x2="9.1cm" svg:y2="14.25cm" draw:start-shape="id11" draw:start-glue-point="3" draw:end-shape="id12" draw:end-glue-point="7" svg:d="M6500 8600h-900v2550h4002v3100h-502" svg:viewBox="0 0 4003 5651">
          <text:p/>
        </draw:connector>
        <draw:frame draw:style-name="gr34" draw:text-style-name="P18" draw:layer="layout" svg:width="2.195cm" svg:height="1.361cm" svg:x="5.605cm" svg:y="9.639cm">
          <draw:text-box>
            <text:p><text:span text:style-name="T13">获取的信</text:span></text:p>
            <text:p><text:span text:style-name="T13">息、指令</text:span></text:p>
          </draw:text-box>
        </draw:frame>
        <draw:frame draw:style-name="gr35" draw:text-style-name="P19" draw:layer="layout" svg:width="3.677cm" svg:height="1.072cm" svg:x="8.5cm" svg:y="3.728cm">
          <draw:text-box>
            <text:p><text:span text:style-name="T14">进程分界线</text:span></text:p>
          </draw:text-box>
        </draw:frame>
        <draw:connector draw:style-name="gr36" draw:text-style-name="P1" draw:layer="layout" draw:line-skew="1.649cm -1.499cm" svg:x1="7.6cm" svg:y1="12.9cm" svg:x2="6.8cm" svg:y2="6.8cm" draw:start-shape="id12" draw:start-glue-point="4" draw:end-shape="id13" draw:end-glue-point="3" svg:d="M7600 12900v-1001h-2799v-5099h1999" svg:viewBox="0 0 2800 6101">
          <text:p/>
        </draw:connector>
        <draw:frame draw:style-name="gr37" draw:text-style-name="P3" draw:layer="layout" svg:width="1.493cm" svg:height="0.89cm" svg:x="3.4cm" svg:y="9.1cm">
          <draw:text-box>
            <text:p><text:span text:style-name="T1">指令</text:span></text:p>
          </draw:text-box>
        </draw:frame>
        <draw:connector draw:style-name="gr38" draw:text-style-name="P1" draw:layer="layout" draw:line-skew="1.399cm 1.249cm" svg:x1="14.1cm" svg:y1="6.8cm" svg:x2="14.172cm" svg:y2="11.9cm" draw:start-shape="id13" draw:start-glue-point="1" draw:end-shape="id8" draw:end-glue-point="0" svg:d="M14100 6800h1900v4199h-1828v901" svg:viewBox="0 0 1901 5101">
          <text:p/>
        </draw:connector>
        <draw:frame draw:style-name="gr37" draw:text-style-name="P3" draw:layer="layout" svg:width="1.493cm" svg:height="0.89cm" svg:x="16cm" svg:y="7.91cm">
          <draw:text-box>
            <text:p><text:span text:style-name="T1">指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solid" draw:stroke-dash="Dashed_20__28_var_29__20_10" draw:fill="none" draw:fill-gradient-name="Gradient_20_7" draw:fill-hatch-name="Hatching_20_46" draw:fill-image-name="Bitmape_20_1"/>
      <style:text-properties fo:font-size="18pt" style:font-size-asian="18pt" style:font-size-complex="18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无线条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0T16:24:46.865000000</meta:creation-date>
    <dc:date>2014-10-23T12:04:12.398000000</dc:date>
    <meta:editing-duration>PT2H5M24S</meta:editing-duration>
    <meta:editing-cycles>183</meta:editing-cycles>
    <meta:generator>LibreOffice/4.2.6.3$Windows_x86 LibreOffice_project/3fd416d4c6db7d3204c17ce57a1d70f6e531ee21</meta:generator>
    <meta:document-statistic meta:object-count="131"/>
  </office:meta>
</office:document-meta>
</file>